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helvetica neu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r David VENJON</text:p>
      <text:p text:style-name="Standard"><text:a xlink:type="simple" xlink:href="mailto:david.venjon@outlook.com" text:style-name="Internet_20_link" text:visited-style-name="Visited_20_Internet_20_Link">david.venjon@outlook.com</text:a></text:p>
      <text:p text:style-name="Standard"/>
      <text:p text:style-name="Standard"/>
      <text:p text:style-name="Standard"><text:tab/><text:tab/><text:tab/><text:tab/><text:tab/><text:tab/><text:tab/>DIGITAL MORPHEUS</text:p>
      <text:p text:style-name="Standard"><text:tab/><text:tab/><text:tab/><text:tab/><text:tab/><text:tab/><text:tab/>A l'attention de Mr Philippe MANIPOUD</text:p>
      <text:p text:style-name="Standard"><text:tab/><text:tab/><text:tab/><text:tab/><text:tab/><text:tab/><text:tab/>6, chemin des Clémentières</text:p>
      <text:p text:style-name="Standard"><text:tab/><text:tab/><text:tab/><text:tab/><text:tab/><text:tab/><text:tab/>69970 Chaponnay</text:p>
      <text:p text:style-name="Standard"><text:tab/><text:tab/><text:tab/><text:tab/><text:tab/><text:tab/><text:tab/><text:tab/></text:p>
      <text:p text:style-name="Standard"><text:tab/><text:tab/><text:tab/><text:tab/><text:tab/><text:tab/><text:tab/><text:tab/></text:p>
      <text:p text:style-name="Standard"/>
      <text:p text:style-name="Standard">Objet : Lettre de motivation</text:p>
      <text:p text:style-name="Standard"/>
      <text:p text:style-name="Standard"/>
      <text:p text:style-name="Standard"><text:tab/><text:tab/>Madame, Monsieur,</text:p>
      <text:p text:style-name="Standard"/>
      <text:p text:style-name="Standard"><text:tab/>Je vous fais part de mon vif intérêt pour votre entreprise, particulièrement pour le poste de Développeur Web.</text:p>
      <text:p text:style-name="Standard"><text:tab/>Etant en reconversion professionnelle après 17 ans en Grande Distribution comme Chef de Secteur Alimentaire, je recherche actuellement un stage de Développeur Web de 2 mois et sur la période de juillet-août, pouvant éventuellement déboucher sur une alternance de Développeur Full Stack sur 2 ans.</text:p>
      <text:p text:style-name="Standard"><text:tab/>Je suis en fin de formation Développeur Application Web et Mobile à l'IT-Akademy et je souhaite poursuivre dans cette voie.</text:p>
      <text:p text:style-name="Standard"><text:tab/>Je suis un homme doté d'un esprit analytique, déterminé, organisé et investigateur. Je vais à l'essentiel, j'aime les choses simples, efficaces et performantes.</text:p>
      <text:p text:style-name="Standard"><text:tab/>Je souhaite apprendre, progresser et me performer dans ma nouvelle voie.</text:p>
      <text:p text:style-name="Standard"><text:tab/>Je suis convaincu que ma détermination, ma motivation et ma soif d'apprendre seront des points positifs et importants pour vous et votre entreprise.</text:p>
      <text:p text:style-name="Standard"><text:tab/>Je reste à votre disposition afin de convenir d'un rendez-vous afin de mieux nous connaître dans le cadre d'une future collaboration.</text:p>
      <text:p text:style-name="Standard"/>
      <text:p text:style-name="Standard"><text:tab/>Cordialement,</text:p>
      <text:p text:style-name="Standard"/>
      <text:p text:style-name="Standard"/>
      <text:p text:style-name="Standard"><text:tab/><text:tab/><text:tab/><text:tab/><text:tab/><text:tab/><text:tab/><text:tab/>D.VENJ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VENJON</meta:initial-creator>
    <meta:creation-date>2019-06-12T10:03:46.41</meta:creation-date>
    <dc:date>2019-06-12T14:14:42.46</dc:date>
    <dc:creator>David VENJON</dc:creator>
    <meta:editing-duration>PT16M4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9" meta:word-count="188" meta:character-count="1303"/>
  </office:meta>
</office:document-meta>
</file>